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style:text-autospace="none">
        <style:tab-stops>
          <style:tab-stop style:position="0.998cm"/>
          <style:tab-stop style:position="1.998cm"/>
          <style:tab-stop style:position="2.999cm"/>
          <style:tab-stop style:position="3.999cm"/>
          <style:tab-stop style:position="4.999cm"/>
          <style:tab-stop style:position="5.999cm"/>
          <style:tab-stop style:position="6.999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5" style:family="paragraph" style:parent-style-name="Standard">
      <style:paragraph-properties style:text-autospace="none"/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P6" style:family="paragraph" style:parent-style-name="Standard" style:list-style-name="L2"/>
    <style:style style:name="P7" style:family="paragraph" style:parent-style-name="Standard" style:list-style-name="L3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Reunião de validação - 05/11/2013</text:p>
      <text:p text:style-name="Standard"/>
      <text:p text:style-name="Standard"><text:span text:style-name="T1">Participantes:</text:span> </text:p>
      <text:p text:style-name="Standard">Régis, Grazielly, Cláudio, Nayalison</text:p>
      <text:p text:style-name="Standard"/>
      <text:p text:style-name="P1">Resumo:</text:p>
      <text:p text:style-name="Standard"/>
      <text:p text:style-name="Standard">Estórias planejadas:</text:p>
      <text:list xml:id="list1826047262" text:style-name="L1">
        <text:list-item>
          <text:p text:style-name="P3">Efetuar pedido</text:p>
        </text:list-item>
        <text:list-item>
          <text:p text:style-name="P3">Notificar garçom do pedido</text:p>
        </text:list-item>
        <text:list-item>
          <text:p text:style-name="P3">Capturar QRCOD</text:p>
        </text:list-item>
        <text:list-item>
          <text:p text:style-name="P4">Cadastrar categorias</text:p>
        </text:list-item>
      </text:list>
      <text:p text:style-name="Standard"/>
      <text:p text:style-name="P2">Foram feitas as respectivas especificações de casos de uso.</text:p>
      <text:p text:style-name="P2"/>
      <text:p text:style-name="P2">Não foram implementados os fluxos de exceção.</text:p>
      <text:p text:style-name="P2"/>
      <text:p text:style-name="P5">Toda a parte de backend foi desenvolvida em Grails.</text:p>
      <text:p text:style-name="Standard"/>
      <text:p text:style-name="P1">Decisões:</text:p>
      <text:list xml:id="list552367085" text:style-name="L2">
        <text:list-item>
          <text:p text:style-name="P6">Não há.</text:p>
        </text:list-item>
      </text:list>
      <text:p text:style-name="Standard"/>
      <text:p text:style-name="P1">Ações:</text:p>
      <text:list xml:id="list2074109189" text:style-name="L3">
        <text:list-item>
          <text:p text:style-name="P7">Ajustar os fluxos de exceção e alternativos, se for o caso.</text:p>
        </text:list-item>
        <text:list-item>
          <text:p text:style-name="P7">Escrever as regras de negócio dos casos de uso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gis Simao</meta:initial-creator>
    <meta:creation-date>2013-09-12T16:27:13</meta:creation-date>
    <dc:date>2013-11-05T20:00:08</dc:date>
    <meta:editing-duration>PT52M29S</meta:editing-duration>
    <meta:editing-cycles>9</meta:editing-cycles>
    <meta:generator>LibreOffice/3.4$Unix LibreOffice_project/340m1$Build-402</meta:generator>
    <meta:document-statistic meta:table-count="0" meta:image-count="0" meta:object-count="0" meta:page-count="1" meta:paragraph-count="17" meta:word-count="79" meta:character-count="475" meta:non-whitespace-character-count="419"/>
  </office:meta>
</office:document-meta>
</file>